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ter Keres</text:p>
      <text:p text:style-name="Standard">3/16/2018</text:p>
      <text:p text:style-name="Standard">project proposal</text:p>
      <text:p text:style-name="Standard"/>
      <text:p text:style-name="Standard"><text:tab/></text:p>
      <text:p text:style-name="Standard"><text:tab/>The whole point of this project is to try and solve the problem of gun violence in America. I would like to focus on a sub set of that issue with school shootings. Specifically using Columbus state university as an example. My proposal is split into two parts. The first being a physical layer, being that we would have security check points before entering in the school. Something like you would see with the TSA in airlines or in any government buildings. The second being a software layer, where at each check point will be running a program that will verify if that student should be allowed in the school, if they are carrying a weapon, things like this. Then it will display this information to someone, so that way they can have the data in front <text:s/>of them of who is coming into the school and if they are armed. This way they can make an informed dissension on if they need to have officers near certain buildings at certain times of the day in fear of a incident. As far as research goes this will also be splint into two parts. First being of other school attacks and that if they had a system such as the one I am proposing, these attacks might not have happened. The second being independent research, by this I will have friends come to the school and see what buildings they can go to and how far they can get with a backpack. To show the weakness and the dangers of the current system at Columbus state. </text:p>
      <text:p text:style-name="Standard"/>
      <text:p text:style-name="Standard"><text:tab/></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18:08:16.89</meta:creation-date>
    <meta:document-statistic meta:table-count="0" meta:image-count="0" meta:object-count="0" meta:page-count="1" meta:paragraph-count="7" meta:word-count="270" meta:character-count="1459"/>
    <dc:date>2018-03-16T19:23:49.32</dc:date>
    <meta:editing-duration>PT14M11S</meta:editing-duration>
    <meta:editing-cycles>1</meta:editing-cycles>
    <meta:generator>OpenOffice/4.0.0$Win32 OpenOffice.org_project/400m3$Build-9702</meta:generator>
  </office:meta>
</office:document-meta>
</file>